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00e3e3"/>
    </style:style>
    <style:style style:name="P2" style:family="paragraph" style:parent-style-name="Standard">
      <style:paragraph-properties fo:margin-left="0.847cm" fo:margin-right="0cm" fo:margin-top="0cm" fo:margin-bottom="0.247cm" loext:contextual-spacing="false" fo:line-height="200%" fo:text-indent="-0.847cm" style:auto-text-indent="false"/>
      <style:text-properties officeooo:paragraph-rsid="002a8805" fo:background-color="#d0d0d0"/>
    </style:style>
    <style:style style:name="P3" style:family="paragraph" style:parent-style-name="Standard">
      <style:paragraph-properties fo:margin-left="0.847cm" fo:margin-right="0cm" fo:margin-top="0cm" fo:margin-bottom="0.247cm" loext:contextual-spacing="false" fo:line-height="200%" fo:text-indent="-0.847cm" style:auto-text-indent="false"/>
      <style:text-properties style:font-name="Times New Roman" fo:font-size="12pt" officeooo:paragraph-rsid="002a8805" fo:background-color="#d0d0d0" style:font-size-asian="12pt"/>
    </style:style>
    <style:style style:name="P4" style:family="paragraph" style:parent-style-name="Standard">
      <style:paragraph-properties fo:margin-left="0.847cm" fo:margin-right="0cm" fo:margin-top="0cm" fo:margin-bottom="0.247cm" loext:contextual-spacing="false" fo:line-height="200%" fo:text-indent="-0.847cm" style:auto-text-indent="false"/>
      <style:text-properties style:font-name="Times New Roman" fo:font-size="12pt" officeooo:paragraph-rsid="002a8805" fo:background-color="#d0d0d0" style:font-size-asian="12pt"/>
    </style:style>
    <style:style style:name="P5" style:family="paragraph" style:parent-style-name="Standard">
      <style:paragraph-properties fo:margin-left="0.847cm" fo:margin-right="0cm" fo:margin-top="0cm" fo:margin-bottom="0.247cm" loext:contextual-spacing="false" fo:line-height="200%" fo:text-indent="-0.847cm" style:auto-text-indent="false"/>
      <style:text-properties style:font-name="Times New Roman" fo:font-size="12pt" officeooo:paragraph-rsid="002a8805" style:font-size-asian="12pt"/>
    </style:style>
    <style:style style:name="P6" style:family="paragraph" style:parent-style-name="Standard">
      <style:paragraph-properties fo:margin-left="0.847cm" fo:margin-right="0cm" fo:margin-top="0cm" fo:margin-bottom="0.247cm" loext:contextual-spacing="false" fo:line-height="200%" fo:text-indent="-0.847cm" style:auto-text-indent="false"/>
      <style:text-properties style:font-name="Times New Roman" officeooo:paragraph-rsid="002a8805" fo:background-color="#d0d0d0" style:font-name-complex="Times New Roman1"/>
    </style:style>
    <style:style style:name="P7" style:family="paragraph" style:parent-style-name="Standard">
      <style:paragraph-properties fo:margin-left="0.847cm" fo:margin-right="0cm" fo:margin-top="0cm" fo:margin-bottom="0.247cm" loext:contextual-spacing="false" fo:line-height="200%" fo:text-indent="-0.847cm" style:auto-text-indent="false"/>
      <style:text-properties officeooo:paragraph-rsid="002a8805" fo:background-color="#d0d0d0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style="italic" style:font-size-asian="12pt" style:font-style-asian="italic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tyle-complex="normal"/>
    </style:style>
    <style:style style:name="T4" style:family="text">
      <style:text-properties fo:font-variant="normal" fo:text-transform="none" fo:color="#00000a" style:font-name="Times New Roman" fo:font-size="12pt" fo:letter-spacing="normal" fo:language="es" fo:country="DO" fo:font-style="normal" fo:font-weight="normal" style:font-name-asian="Noto Sans CJK SC Regular" style:font-size-asian="12pt" style:language-asian="zh" style:country-asian="CN" style:font-style-asian="normal" style:font-weight-asian="normal" style:font-name-complex="FreeSans1" style:font-size-complex="12pt" style:language-complex="hi" style:country-complex="IN"/>
    </style:style>
    <style:style style:name="T5" style:family="text">
      <style:text-properties fo:font-variant="normal" fo:text-transform="none" fo:color="#00000a" style:font-name="Times New Roman" fo:font-size="12pt" fo:letter-spacing="normal" fo:language="es" fo:country="DO" fo:font-style="normal" fo:font-weight="normal" style:font-name-asian="Noto Sans CJK SC Regular" style:font-size-asian="12pt" style:language-asian="zh" style:country-asian="CN" style:font-style-asian="normal" style:font-weight-asian="normal" style:font-name-complex="FreeSans1" style:font-size-complex="12pt" style:language-complex="hi" style:country-complex="IN" style:font-style-complex="normal"/>
    </style:style>
    <style:style style:name="T6" style:family="text">
      <style:text-properties style:text-position="super 58%" style:font-name="Times New Roman" fo:font-size="12pt" style:font-size-asian="12pt"/>
    </style:style>
    <style:style style:name="T7" style:family="text">
      <style:text-properties fo:background-color="#bababa" loext:char-shading-value="0"/>
    </style:style>
    <style:style style:name="T8" style:family="text">
      <style:text-properties fo:background-color="#bababa" loext:char-shading-value="0"/>
    </style:style>
    <style:style style:name="T9" style:family="text">
      <style:text-properties fo:background-color="#ffffff"/>
    </style:style>
    <style:style style:name="T10" style:family="text">
      <style:text-properties fo:background-color="#d0d0d0" loext:char-shading-value="0"/>
    </style:style>
    <style:style style:name="T11" style:family="text">
      <style:text-properties fo:background-color="#d0d0d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Almonte Espinosa, H. E. 2012. Caracterización del comportamiento de forrajeo de la cigüita del río </text:span><text:span text:style-name="T2">Parkesia motacilla </text:span><text:span text:style-name="T1">(Parulidae: Passeriformes) en ecosistemas ribereños de la provincia Duarte, República Dominicana. Tesis para optar por el título de Licenciatura en Biología. Universidad Autónoma de Santo Domingo, 107 pp.</text:span></text:p>
      <text:p text:style-name="P3">Bastardo, R. H. y A. Sánchez-Rosario. 2017. Estado del conocimiento de los macroinvertebrados acuáticos de la isla La Española. Actualidades Biológicas, 39:1-22. doi: 10.17533/udea.acbi.v39n107a09.</text:p>
      <text:p text:style-name="P3">Castillo Torre, R. E., T. May y H. L. Domínguez. 1997. Estudios sobre fauna y flora de la Reserva Científica Ébano Verde. Santo Domingo, República Dominicana. Serie Publicaciones PROGRESSIO, 14: 11-24.</text:p>
      <text:p text:style-name="P3">De Cáceres, M. y P. Legendre. 2009. Associations between species and groups of sites:\nindices and statistical inference. Ecology, 90: 3566–3574. doi: 10.1890/08-1823.1.</text:p>
      <text:p text:style-name="P7"><text:bookmark-start text:name="__DdeLink__571_783912028"/><text:span text:style-name="T1">Fern, L. B., y A. H. Moreno. 2015. Reservas de Biosfera fronterizas en la República de Haití y la República Dominicana</text:span><text:bookmark-end text:name="__DdeLink__571_783912028"/><text:span text:style-name="T1"> (CAReBios), 517 pp.</text:span></text:p>
      <text:p text:style-name="P4">Flint, O. S., R. H. Bastardo y D. E. Pérez-Gelabert. 2006. Distribution of the Odonata of the Dominican Republic. Bulletin of American Odonatology, 9:67-84.</text:p>
      <text:p text:style-name="P4">García, R., M. Mejía, y T. A. Zanoni. 1994. Composición floristica y principales asociaciones vegetales en la Reserva Científica Ébano Verde, Cordillera Central, República Dominicana. Moscosoa, 8: 86-130.</text:p>
      <text:p text:style-name="P4">Graham, A. 2003. Geohistory models and Cenozoic paleoenvironments of the Caribbean region. Systematic Botany, 28: 378-386.</text:p>
      <text:p text:style-name="P4">GRASS Development Team. 2017. Geographic Resources Analysis Support System (GRASS GIS) Software, Version 7.2.</text:p>
      <text:p text:style-name="P4"><text:soft-page-break/>Hansen, M. C., P. V Potapov, R. Moore, M. Hancher, Sa. Turubanova, A. Tyukavina, D. Thau, S. V Stehman, S. J. Goetz y T. R. Loveland. 2013. High-resolution global maps of 21st-century forest cover change. Science, 342: 850-853.</text:p>
      <text:p text:style-name="P4">Hartung, C., A. Lerer, Y. Anokwa, C. Tseng, W. Brunette y G. Borriello. 2010. Open data kit: tools to build information services for developing regions. Proceedings of the 4th ACM/IEEE International Conference on Information and Communication Technologies and Development, 18 pp.</text:p>
      <text:p text:style-name="P4">Kennedy, L. M., S. P. Horn y K. H. Orvis. 2006. A 4000-year record of fire and forest history from Valle de Bao, Cordillera Central, Dominican Republic. Palaeogeography, Palaeoclimatology, Palaeoecology, 231:279-290. doi: 10.1016/j.palaeo.2005.08.002.</text:p>
      <text:p text:style-name="P4">Krebs, C. J. 1989. Ecological methodology. Harper &amp; Row New York, 745 pp.</text:p>
      <text:p text:style-name="P4">Ley Sectorial de Áreas Protegidas, NO. 202-04, 3 de agosto del 2004, Actos del Poder Legislativo, República Dominicana.</text:p>
      <text:p text:style-name="P7"><text:span text:style-name="T1">Mandal, S. K., A. Ghosh, I. Bhattacharjee y G. Chandra. 2008. Biocontrol efficiency of odonate nymphs against larvae of the mosquito, </text:span><text:span text:style-name="T2">Culex quinquefasciatus</text:span><text:span text:style-name="T1"> Say, 1823. Acta Tropica, 106: 109-114.</text:span></text:p>
      <text:p text:style-name="P4">Mateo Jiménez, A. L. 2011. Diversidad de musgos (Bryophyta) de la Reserva Científica Ébano Verde, La Vega, República Dominicana. <text:s/>Tesis para optar por el título de Licenciatura en Biología. Universidad Autónoma de Santo Domingo. 84 pp. http://www.grupojaragua.org.do/documents/Mateo_A_TesisMusgosEVerde2011.pdf</text:p>
      <text:p text:style-name="P7"><text:span text:style-name="T1">May, T. H. 2000. Respuesta de la vegetación en un ‘‘calimetal’’de </text:span><text:span text:style-name="T2">Dicranopteris pectinata</text:span><text:span text:style-name="T1"> después de un fuego, en la parte oriental de la Cordillera Central, República Dominicana. Moscosoa, 11: 113-132.</text:span></text:p>
      <text:p text:style-name="P4"><text:soft-page-break/>_____ 2007. Composición, estructura y diversidad en los bosques nublados latifoliados de la Reserva Científica Ébano Verde (Cordillera Central, República Dominicana). Moscosoa, 15: 156-176.</text:p>
      <text:p text:style-name="P4">Myers, N., R. A. Mittermeier, C. G. Mittermeier, G. A. B. Da Fonseca y J. Kent. 2000. Biodiversity hotspots for conservation priorities. Nature, 403: 853.</text:p>
      <text:p text:style-name="P4">Myers, R., J. O’Brien, D. Mehlman, y C. Bergh. 2004. Evaluación del Manejo del Fuego en los Ecosistemas de Tierras Altas de la República Dominicana. 25 pp.</text:p>
      <text:p text:style-name="P4">NASA/USGS. 2013. Land Processes Distributed Active Archive Center (LP DAAC).</text:p>
      <text:p text:style-name="P4">Navarro, L., T. Slocum y M. J. Zimmermam. 2006. Restauración de las especies nativas en los helechales de la Reserva Científica Ébano Verde. Fundación Progressio.</text:p>
      <text:p text:style-name="P4">Needham, J. G., M. J. Westfall y M. L. May. 2000. Dragonflies of North America. Scientific Publishers. Gainesville, Florida.</text:p>
      <text:p text:style-name="P4">Pérez-Estaún, A., P. P. Hernaiz Huerta, E. Lopera, M. Joubert, J. Escuder Viruete, A. Díaz de Neira, J. Monthel, J. García-Senz, P. Ubrien y F. Contreras. 2010. Geología de la República Dominicana: de la construcción de arco-isla a la colisión arco-continente. Boletín Geológico y Minero, 118: 157-174.</text:p>
      <text:p text:style-name="P4">Perez-Gelabert, D. E. 2008. Arthropods of Hispaniola (Dominican Republic and Haiti): A checklist and bibliography. Zootaxa, 831: 1-530.</text:p>
      <text:p text:style-name="P4">Perez-Gelabert, D. E. 2015. Entomofauna de la Reserva Científica Ébano Verde, Cordillera Central, República Dominicana. Novitates Caribaea, 8: 61-81.</text:p>
      <text:p text:style-name="P4">Pindell, J. L., y L. Kennan. 2009. Tectonic evolution of the Gulf of Mexico, Caribbean and northern South America in the mantle reference frame: an update. Geological Society, London, Special Publications, 328: 1-55.</text:p>
      <text:p text:style-name="P5">Q<text:span text:style-name="T11">GIS Development Team. 2014. QGIS.</text:span></text:p>
      <text:p text:style-name="P4"><text:soft-page-break/>Quírico Batista, M. E. 2004. Basidiomycetes de la Reserva Científica Ébano Verde (Cordillera Central), República Dominicana. Universidad Autónoma de Santo Domingo, República Dominicana, 114 pp.</text:p>
      <text:p text:style-name="P4">R Core Team. 2015. R: A Language and Environment for Statistical Computing.</text:p>
      <text:p text:style-name="P4">Ramírez, A. 2010. Capítulo 5: Odonata. Revista de Biología Tropical, 58: 97-136.</text:p>
      <text:p text:style-name="P4">Real, R. 1999. Tables of significant values of Jaccard’s index of similarity. Miscelania Zoologica, 22: 29-40. </text:p>
      <text:p text:style-name="P7"><text:span text:style-name="T4">Rojas Tejada, A. J., Prados, F. y Meléndez, C. P. 1998. </text:span><text:span text:style-name="T5">Investigar mediante encuentas: fundamentos teóricos y aspectos prácticos.</text:span><text:span text:style-name="T4"> Editorial Síntesis. 222 pp.</text:span></text:p>
      <text:p text:style-name="P7"><text:span text:style-name="T1">Sánchez-Rosario, A. y R. H. Bastardo. 2014. Análisis de la fauna de odonatos (Insecta) de la Cordillera Central de la República Dominicana presentes en la colección del Instituto de Investigaciones Botánicas y Zoológicas (IIBZ). En </text:span><text:span text:style-name="T3">VIII Congreso de la Biodiversidad Caribeña. Libro de Resúmenes, 128-129.</text:span></text:p>
      <text:p text:style-name="P7"><text:span text:style-name="T1">Sánchez-Rosario, A. 2015. Libelúlidos (Odonata: Anisoptera, Libellulidae) de la Colección Entomológica del Instituto de Investigaciones Botánicas y Zoológicas (IIBZ) . En </text:span><text:span text:style-name="T2">XIV Jornada de Investigación Científica. Libro de Resúmenes</text:span><text:span text:style-name="T1">, 30.</text:span></text:p>
      <text:p text:style-name="P4">Servicio Geológico Nacional. 2000. Mapa Geológico de la República Dominicana. Ordenador Nacional para Lomé IV; Programa SYSMIN de la Unión Europea.</text:p>
      <text:p text:style-name="P4">Slocum, M., T. M. Aide, J. K. Zimmerman y L. Navarro. 2000. La vegetación leñosa en helechales y bosques de ribera en la Reserva Científica Ébano Verde, República Dominicana. Moscosoa, 11: 38-56.</text:p>
      <text:p text:style-name="P4">Strahler, A. N. 1952. Hypsometric (area-altitude) analysis of erosional topography. Geological Society of America Bulletin, 63: 1117-1142.</text:p>
      <text:p text:style-name="P7"><text:soft-page-break/><text:span text:style-name="T1">Torralba Burrial, A. 2009. Estado ecológico, comunidades de macroinvertebrados y de odonatos de la red fluvial de Aragón. 1</text:span><text:span text:style-name="T6">ra</text:span><text:span text:style-name="T1"> edición. 224 pp.</text:span></text:p>
      <text:p text:style-name="P7"><text:span text:style-name="T1">Torres-Cambas, Y., M. O. Lorenzo-Carballa, S. Ferreira y A. Cordero-Rivera. 2015. </text:span><text:span text:style-name="T2">Hypolestes hatuey</text:span><text:span text:style-name="T1"> sp. nov.: a new species of the enigmatic genus </text:span><text:span text:style-name="T2">Hypolestes </text:span><text:span text:style-name="T1">(Odonata, Hypolestidae) from Hispaniola. Zootaxa, 4000: 207-226.</text:span></text:p>
      <text:p text:style-name="P7"><text:span text:style-name="T1">Triola, M. F. 2009. Estadística (10</text:span><text:span text:style-name="T6">ma</text:span><text:span text:style-name="T1"> edición), 904 pp.</text:span></text:p>
      <text:p text:style-name="P7"><text:span text:style-name="T1">W</text:span><text:bookmark-start text:name="__UnoMark__142143_2997710171"/><text:span text:style-name="T1">estfall, M. J., y M. L. May. 1996. Damselflies of North America, 650 p</text:span><text:bookmark-end text:name="__UnoMark__142143_2997710171"/><text:span text:style-name="T1">p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ontenido_20_del_20_marco" style:display-name="Contenido del marco" style:family="paragraph" style:parent-style-name="Standard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FreeSans1" style:font-family-asian="FreeSans" style:font-family-generic-asian="system" style:font-pitch-asian="variable" style:font-size-asian="12pt" style:language-asian="hi" style:country-asian="IN"/>
    </style:style>
    <style:style style:name="Figura" style:family="paragraph" style:default-outline-level="">
      <style:paragraph-properties fo:margin-top="0.212cm" fo:margin-bottom="0.212cm" loext:contextual-spacing="false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DO" fo:font-style="italic" style:font-name-asian="FreeSans1" style:font-family-asian="FreeSans" style:font-family-generic-asian="system" style:font-pitch-asian="variable" style:font-size-asian="12pt" style:language-asian="hi" style:country-asian="IN" style:font-style-asian="italic"/>
    </style:style>
    <style:style style:name="Encabezado_20_de_20_la_20_tabla" style:display-name="Encabezado de la tabla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FreeSans1" style:font-family-asian="FreeSans" style:font-family-generic-asian="system" style:font-pitch-asian="variable" style:font-size-asian="12pt" style:language-asian="hi" style:country-asian="IN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itle_20_and_20_Content_7e_LT_7e_Gliederung_20_9" style:display-name="Title and Content~LT~Gliederung 9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default-outline-level="">
      <style:paragraph-properties fo:margin-top="0.199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default-outline-level="">
      <style:paragraph-properties fo:margin-top="0.3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itle_20_and_20_Content_7e_LT_7e_Gliederung_20_2" style:display-name="Title and Content~LT~Gliederung 2" style:family="paragraph" style:default-outline-level="">
      <style:paragraph-properties fo:margin-top="0.4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4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hi" style:country-asian="IN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32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wo_20_Content_7e_LT_7e_Hintergrund" style:display-name="Two Content~LT~Hintergrund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wo_20_Content_7e_LT_7e_Hintergrundobjekte" style:display-name="Two Content~LT~Hintergrundobjekte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wo_20_Content_7e_LT_7e_Notizen" style:display-name="Two Content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wo_20_Content_7e_LT_7e_Untertitel" style:display-name="Two Content~LT~Untertitel" style:family="paragraph" style:default-outline-level="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wo_20_Content_7e_LT_7e_Titel" style:display-name="Two Content~LT~Titel" style:family="paragraph" style:default-outline-level="">
      <style:paragraph-properties style:line-height-at-least="0.353cm" fo:text-align="start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Two_20_Content_7e_LT_7e_Gliederung_20_9" style:display-name="Two Content~LT~Gliederung 9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wo_20_Content_7e_LT_7e_Gliederung_20_8" style:display-name="Two Content~LT~Gliederung 8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wo_20_Content_7e_LT_7e_Gliederung_20_7" style:display-name="Two Content~LT~Gliederung 7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wo_20_Content_7e_LT_7e_Gliederung_20_6" style:display-name="Two Content~LT~Gliederung 6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wo_20_Content_7e_LT_7e_Gliederung_20_5" style:display-name="Two Content~LT~Gliederung 5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wo_20_Content_7e_LT_7e_Gliederung_20_4" style:display-name="Two Content~LT~Gliederung 4" style:family="paragraph" style:default-outline-level="">
      <style:paragraph-properties fo:margin-top="0.199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Two_20_Content_7e_LT_7e_Gliederung_20_3" style:display-name="Two Content~LT~Gliederung 3" style:family="paragraph" style:default-outline-level="">
      <style:paragraph-properties fo:margin-top="0.3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Two_20_Content_7e_LT_7e_Gliederung_20_2" style:display-name="Two Content~LT~Gliederung 2" style:family="paragraph" style:default-outline-level="">
      <style:paragraph-properties fo:margin-top="0.4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4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hi" style:country-asian="IN" style:font-style-asian="normal" style:font-weight-asian="normal" style:text-emphasize="none"/>
    </style:style>
    <style:style style:name="Two_20_Content_7e_LT_7e_Gliederung_20_1" style:display-name="Two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32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Outline_20_9" style:display-name="Outline 9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Outline_20_8" style:display-name="Outline 8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Outline_20_7" style:display-name="Outline 7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Outline_20_6" style:display-name="Outline 6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Outline_20_5" style:display-name="Outline 5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Outline_20_4" style:display-name="Outline 4" style:family="paragraph" style:default-outline-level="">
      <style:paragraph-properties fo:margin-top="0.199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Outline_20_3" style:display-name="Outline 3" style:family="paragraph" style:default-outline-level="">
      <style:paragraph-properties fo:margin-top="0.3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Outline_20_2" style:display-name="Outline 2" style:family="paragraph" style:default-outline-level="">
      <style:paragraph-properties fo:margin-top="0.4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4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hi" style:country-asian="IN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32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Background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yellow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yellow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lightblue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lightblue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lightblue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seetang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seetang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seetang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green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green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green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earth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earth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earth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sun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sun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sun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blue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blue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blue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turquoise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turquoise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turquoise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orange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orange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orange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bw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bw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bw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gray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gray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gray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writing-mode="lr-tb"/>
      <style:text-properties fo:color="#000000" style:font-name="FreeSans" fo:font-family="FreeSans" style:font-family-generic="roman" style:font-pitch="variable" fo:font-size="18pt" fo:language="es" fo:country="DO" style:font-name-asian="Liberation Sans2" style:font-family-asian="'Liberation Sans'" style:font-family-generic-asian="system" style:font-pitch-asian="variable" style:font-size-asian="18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Blank_7e_LT_7e_Gliederung_20_9" style:display-name="Blank~LT~Gliederung 9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Blank_7e_LT_7e_Gliederung_20_8" style:display-name="Blank~LT~Gliederung 8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Blank_7e_LT_7e_Gliederung_20_7" style:display-name="Blank~LT~Gliederung 7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Blank_7e_LT_7e_Gliederung_20_6" style:display-name="Blank~LT~Gliederung 6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Blank_7e_LT_7e_Gliederung_20_5" style:display-name="Blank~LT~Gliederung 5" style:family="paragraph" style:default-outline-level="">
      <style:paragraph-properties fo:margin-top="0.101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Blank_7e_LT_7e_Gliederung_20_4" style:display-name="Blank~LT~Gliederung 4" style:family="paragraph" style:default-outline-level="">
      <style:paragraph-properties fo:margin-top="0.199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18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Blank_7e_LT_7e_Gliederung_20_3" style:display-name="Blank~LT~Gliederung 3" style:family="paragraph" style:default-outline-level="">
      <style:paragraph-properties fo:margin-top="0.3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0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text-emphasize="none"/>
    </style:style>
    <style:style style:name="Blank_7e_LT_7e_Gliederung_20_2" style:display-name="Blank~LT~Gliederung 2" style:family="paragraph" style:default-outline-level="">
      <style:paragraph-properties fo:margin-top="0.4cm" fo:margin-bottom="0cm" loext:contextual-spacing="false" style:line-height-at-least="0.353cm" fo:text-align="start" style:justify-single-word="false" fo:orphans="2" fo:widows="2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24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language-asian="hi" style:country-asian="IN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c6bfab" style:text-outline="false" style:text-line-through-style="none" style:text-line-through-type="none" style:font-name="FreeSans" fo:font-family="FreeSans" style:font-family-generic="roman" style:font-pitch="variable" fo:font-size="32pt" fo:letter-spacing="normal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Dimension_20_Line" style:display-name="Dimension Lin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Title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Title1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Text_20_body_20_justified" style:display-name="Text body justified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Text_20_body_20__28_user_29_" style:display-name="Text body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Object_20_without_20_fill" style:display-name="Object without fil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Object_20_with_20_shadow" style:display-name="Object with shadow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Object_20_with_20_arrow" style:display-name="Object with arrow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s" fo:country="DO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18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uevo" style:family="paragraph" style:parent-style-name="Standard" style:default-outline-level="">
      <style:paragraph-properties fo:margin-left="0cm" fo:margin-right="0cm" fo:line-height="200%" fo:text-align="justify" style:justify-single-word="false" fo:orphans="2" fo:widows="2" fo:text-indent="1cm" style:auto-text-indent="false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FreeSans1" style:font-family-asian="FreeSans" style:font-family-generic-asian="system" style:font-pitch-asian="variable" style:font-size-asian="12pt" style:language-asian="hi" style:country-asian="IN"/>
    </style:style>
    <style:style style:name="Línea_20_horizontal" style:display-name="Línea horizontal" style:family="paragraph" style:parent-style-name="Standard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FreeSans1" style:font-family-asian="FreeSans" style:font-family-generic-asian="system" style:font-pitch-asian="variable" style:font-size-asian="12pt" style:language-asian="hi" style:country-asian="IN"/>
    </style:style>
    <style:style style:name="Contenido_20_de_20_la_20_tabla" style:display-name="Contenido de la tabla" style:family="paragraph" style:parent-style-name="Standard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FreeSans1" style:font-family-asian="FreeSans" style:font-family-generic-asian="system" style:font-pitch-asian="variable" style:font-size-asian="12pt" style:language-asian="hi" style:country-asian="IN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0pt" fo:language="es" fo:country="DO" style:font-name-asian="FreeSans1" style:font-family-asian="FreeSans" style:font-family-generic-asian="system" style:font-pitch-asian="variable" style:font-size-asian="10pt" style:language-asian="hi" style:country-asian="IN"/>
    </style:style>
    <style:style style:name="Índice" style:family="paragraph" style:parent-style-name="Standard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DO" style:font-name-asian="FreeSans1" style:font-family-asian="FreeSans" style:font-family-generic-asian="system" style:font-pitch-asian="variable" style:font-size-asian="12pt" style:language-asian="hi" style:country-asian="IN"/>
    </style:style>
    <style:style style:name="Encabezado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2" fo:widows="2" fo:keep-with-next="always" style:writing-mode="lr-tb"/>
      <style:text-properties fo:color="#00000a" style:font-name="Liberation Sans1" fo:font-family="'Liberation Sans'" style:font-family-generic="roman" style:font-pitch="variable" fo:font-size="14pt" fo:language="es" fo:country="DO" style:font-name-asian="FreeSans1" style:font-family-asian="FreeSans" style:font-family-generic-asian="system" style:font-pitch-asian="variable" style:font-size-asian="14pt" style:language-asian="hi" style:country-asian="IN"/>
    </style:style>
    <style:style style:name="ListLabel_20_15" style:display-name="ListLabel 15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14" style:display-name="ListLabel 14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13" style:display-name="ListLabel 13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FreeSans1" style:font-family-asian="FreeSans" style:font-family-generic-asian="system" style:font-pitch-asian="variable" style:font-size-asian="12pt" style:font-style-asian="italic" style:font-weight-asian="normal"/>
    </style:style>
    <style:style style:name="ListLabel_20_12" style:display-name="ListLabel 12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11" style:display-name="ListLabel 11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10" style:display-name="ListLabel 10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FreeSans1" style:font-family-asian="FreeSans" style:font-family-generic-asian="system" style:font-pitch-asian="variable" style:font-size-asian="12pt" style:font-style-asian="italic" style:font-weight-asian="normal"/>
    </style:style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9" style:display-name="ListLabel 9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8" style:display-name="ListLabel 8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7" style:display-name="ListLabel 7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FreeSans1" style:font-family-asian="FreeSans" style:font-family-generic-asian="system" style:font-pitch-asian="variable" style:font-size-asian="12pt" style:font-style-asian="italic" style:font-weight-asian="normal"/>
    </style:style>
    <style:style style:name="ListLabel_20_6" style:display-name="ListLabel 6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5" style:display-name="ListLabel 5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4" style:display-name="ListLabel 4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FreeSans1" style:font-family-asian="FreeSans" style:font-family-generic-asian="system" style:font-pitch-asian="variable" style:font-size-asian="12pt" style:font-style-asian="italic" style:font-weight-asian="normal"/>
    </style:style>
    <style:style style:name="ListLabel_20_3" style:display-name="ListLabel 3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2" style:display-name="ListLabel 2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Calibri" style:font-family-asian="Calibri" style:font-family-generic-asian="system" style:font-pitch-asian="variable" style:font-size-asian="12pt" style:font-style-asian="italic" style:font-weight-asian="normal"/>
    </style:style>
    <style:style style:name="ListLabel_20_1" style:display-name="ListLabel 1" style:family="text">
      <style:text-properties fo:font-variant="normal" fo:text-transform="none" fo:color="#00000a" style:font-name="Times New Roman" fo:font-family="'Times New Roman'" style:font-family-generic="roman" style:font-pitch="variable" fo:font-size="12pt" fo:letter-spacing="normal" fo:font-style="italic" style:text-underline-style="none" fo:font-weight="normal" style:font-name-asian="FreeSans1" style:font-family-asian="FreeSans" style:font-family-generic-asian="system" style:font-pitch-asian="variable" style:font-size-asian="12pt" style:font-style-asian="italic" style:font-weight-asian="normal"/>
    </style:style>
    <style:style style:name="Símbolos_20_de_20_numeración" style:display-name="Símbolos de numeració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6:36.693085545</meta:creation-date>
    <dc:date>2018-09-18T21:16:36.463897149</dc:date>
    <meta:editing-duration>PT1H43M26S</meta:editing-duration>
    <meta:editing-cycles>9</meta:editing-cycles>
    <meta:generator>LibreOffice/5.4.1.2$Linux_X86_64 LibreOffice_project/ea7cb86e6eeb2bf3a5af73a8f7777ac570321527</meta:generator>
    <meta:document-statistic meta:table-count="0" meta:image-count="0" meta:object-count="0" meta:page-count="5" meta:paragraph-count="42" meta:word-count="1028" meta:character-count="7097" meta:non-whitespace-character-count="6110"/>
    <meta:user-defined meta:name="Mendeley Citation Style_1">http://www.zotero.org/styles/palaeovertebrata</meta:user-defined>
    <meta:user-defined meta:name="Mendeley Document_1">True</meta:user-defined>
    <meta:user-defined meta:name="Mendeley Unique User Id_1">0e2fe004-e72a-3f7d-b4a4-f6bc103595e2</meta:user-defined>
  </office:meta>
</office:document-meta>
</file>